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ambria" svg:font-family="Cambria, serif"/>
    <style:font-face style:name="Century Gothic" svg:font-family="'Century Gothic', 'Lucida Sans Unicode', 'Lucida Grande', 'Lucida Sans', Verdana, Arial, Helvetica, sans-serif"/>
    <style:font-face style:name="Century Gothic1" svg:font-family="'Century Gothic', 'Lucida Sans Unicode', 'Lucida Grande', 'Lucida Sans', Verdana, Arial, sans-serif"/>
    <style:font-face style:name="Helvetica" svg:font-family="Helvetica, Arial, sans-serif"/>
    <style:font-face style:name="Mangal1" svg:font-family="Mangal"/>
    <style:font-face style:name="Roboto Slab" svg:font-family="'Roboto Slab', serif"/>
    <style:font-face style:name="inherit" svg:font-family="inherit"/>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1.27cm" fo:margin-right="0cm" fo:line-height="115%" fo:text-indent="-1.27cm" style:auto-text-indent="false"/>
    </style:style>
    <style:style style:name="P2" style:family="paragraph" style:parent-style-name="Text_20_body">
      <style:paragraph-properties fo:margin-left="1.27cm" fo:margin-right="0cm" fo:line-height="115%" fo:text-align="center" style:justify-single-word="false" fo:text-indent="-1.27cm" style:auto-text-indent="false"/>
      <style:text-properties fo:color="#595959" style:font-name="Cambria" fo:font-size="16pt" style:text-underline-style="solid" style:text-underline-width="auto" style:text-underline-color="font-color"/>
    </style:style>
    <style:style style:name="P3" style:family="paragraph" style:parent-style-name="Text_20_body">
      <style:paragraph-properties fo:margin-left="1.27cm" fo:margin-right="0cm" fo:line-height="115%" fo:text-indent="-1.27cm" style:auto-text-indent="false"/>
      <style:text-properties fo:color="#595959" style:font-name="Cambria" fo:font-size="16pt"/>
    </style:style>
    <style:style style:name="P4" style:family="paragraph" style:parent-style-name="Text_20_body">
      <style:paragraph-properties fo:margin-left="1.27cm" fo:margin-right="0cm" fo:line-height="115%" fo:text-indent="-1.27cm" style:auto-text-indent="false"/>
    </style:style>
    <style:style style:name="P5" style:family="paragraph" style:parent-style-name="Text_20_body">
      <style:paragraph-properties fo:margin-left="0cm" fo:margin-right="0cm" style:line-height-at-least="0.556cm" fo:text-indent="0cm" style:auto-text-indent="false"/>
    </style:style>
    <style:style style:name="P6" style:family="paragraph" style:parent-style-name="Text_20_body">
      <style:paragraph-properties fo:margin-left="0cm" fo:margin-right="0cm" fo:line-height="115%" fo:text-indent="0cm" style:auto-text-indent="false"/>
    </style:style>
    <style:style style:name="P7" style:family="paragraph" style:parent-style-name="Text_20_body">
      <style:paragraph-properties fo:margin-left="0cm" fo:margin-right="0cm" fo:line-height="115%" fo:text-indent="0cm" style:auto-text-indent="false"/>
      <style:text-properties fo:color="#595959" style:font-name="Cambria" fo:font-size="16pt"/>
    </style:style>
    <style:style style:name="P8" style:family="paragraph" style:parent-style-name="Text_20_body">
      <style:paragraph-properties fo:margin-left="0cm" fo:margin-right="0cm" fo:margin-top="0cm" fo:margin-bottom="0cm" style:line-height-at-least="0.529cm" fo:text-indent="0cm" style:auto-text-indent="false" fo:padding="0cm" fo:border="none"/>
    </style:style>
    <style:style style:name="P9" style:family="paragraph" style:parent-style-name="Text_20_body">
      <style:paragraph-properties fo:margin-left="0cm" fo:margin-right="0cm" fo:margin-top="0cm" fo:margin-bottom="0cm" style:line-height-at-least="0.529cm" fo:text-indent="0cm" style:auto-text-indent="false" fo:padding="0cm" fo:border="none"/>
      <style:text-properties fo:color="#595959" style:font-name="Cambria" fo:font-size="16pt"/>
    </style:style>
    <style:style style:name="P10" style:family="paragraph" style:parent-style-name="Text_20_body">
      <style:paragraph-properties fo:margin-left="0cm" fo:margin-right="0cm" style:line-height-at-least="0.582cm" fo:text-indent="0cm" style:auto-text-indent="false" fo:padding="0cm" fo:border="none"/>
    </style:style>
    <style:style style:name="P11" style:family="paragraph" style:parent-style-name="Heading_20_3">
      <style:paragraph-properties fo:margin-left="0cm" fo:margin-right="0cm" style:line-height-at-least="0.556cm" fo:text-indent="0cm" style:auto-text-indent="false"/>
      <style:text-properties fo:font-variant="normal" fo:text-transform="none" fo:color="#ffffff" style:font-name="Century Gothic1" fo:font-size="13.5pt" fo:letter-spacing="0.026cm" fo:font-style="normal" fo:font-weight="bold"/>
    </style:style>
    <style:style style:name="P12" style:family="paragraph" style:parent-style-name="Heading_20_3">
      <style:paragraph-properties fo:margin-left="0cm" fo:margin-right="0cm" style:line-height-at-least="0.556cm" fo:text-indent="0cm" style:auto-text-indent="false"/>
    </style:style>
    <style:style style:name="T1" style:family="text">
      <style:text-properties fo:font-variant="normal" fo:text-transform="none" fo:color="#252525" style:font-name="sans-serif" fo:font-size="10.5pt" fo:letter-spacing="normal" fo:font-style="normal" fo:font-weight="normal"/>
    </style:style>
    <style:style style:name="T2" style:family="text">
      <style:text-properties fo:font-variant="normal" fo:text-transform="none" fo:color="#252525" style:font-name="sans-serif" fo:font-size="10.5pt" fo:letter-spacing="normal" fo:font-style="normal" fo:font-weight="bold"/>
    </style:style>
    <style:style style:name="T3" style:family="text">
      <style:text-properties fo:font-variant="normal" fo:text-transform="none" fo:color="#252525" fo:letter-spacing="normal"/>
    </style:style>
    <style:style style:name="T4"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5" style:family="text">
      <style:text-properties fo:font-variant="normal" fo:text-transform="none" fo:color="#00a2f1" style:font-name="Century Gothic" fo:font-size="21pt" fo:letter-spacing="-0.026cm" fo:font-style="normal" fo:font-weight="bold"/>
    </style:style>
    <style:style style:name="T6" style:family="text">
      <style:text-properties fo:font-variant="normal" fo:text-transform="none" fo:color="#00a2f1" style:font-name="Century Gothic" fo:font-size="16.5pt" fo:letter-spacing="-0.026cm" fo:font-style="normal" fo:font-weight="normal"/>
    </style:style>
    <style:style style:name="T7" style:family="text">
      <style:text-properties fo:font-variant="normal" fo:text-transform="none" fo:color="#00a2f1" fo:letter-spacing="-0.026cm"/>
    </style:style>
    <style:style style:name="T8" style:family="text">
      <style:text-properties fo:font-variant="normal" fo:text-transform="none" fo:color="#82b8cb" style:font-name="Arial1" fo:font-size="9pt" fo:letter-spacing="normal" fo:font-style="normal" fo:font-weight="normal"/>
    </style:style>
    <style:style style:name="T9" style:family="text">
      <style:text-properties fo:font-variant="normal" fo:text-transform="none" fo:color="#82b8cb" style:font-name="Arial1" fo:font-size="9pt" fo:letter-spacing="normal" fo:font-style="normal" fo:font-weight="bold"/>
    </style:style>
    <style:style style:name="T10" style:family="text">
      <style:text-properties fo:font-variant="normal" fo:text-transform="none" fo:color="#82b8cb" style:font-name="Arial1" fo:font-size="9pt" fo:letter-spacing="normal" fo:font-style="italic" fo:font-weight="normal"/>
    </style:style>
    <style:style style:name="T11" style:family="text">
      <style:text-properties fo:font-variant="normal" fo:text-transform="none" fo:color="#82b8cb" style:font-name="Arial1" fo:font-size="9pt" fo:letter-spacing="normal" fo:font-style="italic" fo:font-weight="bold"/>
    </style:style>
    <style:style style:name="T12" style:family="text">
      <style:text-properties fo:font-variant="normal" fo:text-transform="none" fo:color="#555555" style:font-name="Helvetica" fo:font-size="9pt" fo:letter-spacing="normal" fo:font-style="normal" fo:font-weight="normal"/>
    </style:style>
    <style:style style:name="T13" style:family="text">
      <style:text-properties fo:font-variant="normal" fo:text-transform="none" fo:color="#555555" style:text-line-through-style="none" style:font-name="Helvetica" fo:font-size="9pt" fo:letter-spacing="normal" fo:font-style="normal" style:text-underline-style="none" fo:font-weight="normal" style:text-blinking="false"/>
    </style:style>
    <style:style style:name="T14" style:family="text">
      <style:text-properties fo:font-variant="normal" fo:text-transform="none" fo:color="#333333" style:text-line-through-style="none" style:font-name="Helvetica" fo:font-size="9pt" fo:letter-spacing="normal" fo:font-style="normal" style:text-underline-style="none" fo:font-weight="normal" style:text-blinking="false"/>
    </style:style>
    <style:style style:name="T15" style:family="text">
      <style:text-properties fo:font-variant="normal" fo:text-transform="none" fo:color="#333333" style:text-line-through-style="none" style:font-name="inherit" fo:font-size="9pt" fo:letter-spacing="normal" fo:font-style="normal" style:text-underline-style="none" fo:font-weight="normal" style:text-blinking="false"/>
    </style:style>
    <style:style style:name="T16" style:family="text">
      <style:text-properties fo:font-variant="normal" fo:text-transform="none" fo:color="#333333" style:text-line-through-style="none" style:font-name="inherit" fo:font-size="9pt" fo:letter-spacing="normal" fo:font-style="normal" style:text-underline-style="none" fo:font-weight="bold" style:text-blinking="false"/>
    </style:style>
    <style:style style:name="T17" style:family="text">
      <style:text-properties fo:font-variant="normal" fo:text-transform="none" fo:color="#333333" style:font-name="inherit" fo:font-size="9pt" fo:letter-spacing="normal" fo:font-style="normal" fo:font-weight="bold"/>
    </style:style>
    <style:style style:name="T18" style:family="text">
      <style:text-properties fo:font-variant="normal" fo:text-transform="none" fo:color="#657e3c" style:text-line-through-style="none" style:font-name="inherit" fo:font-size="9pt" fo:letter-spacing="normal" fo:font-style="normal" style:text-underline-style="none" fo:font-weight="bold" style:text-blinking="false"/>
    </style:style>
    <style:style style:name="T19" style:family="text">
      <style:text-properties fo:font-variant="normal" fo:text-transform="none" fo:color="#657e3c" style:text-line-through-style="none" style:font-name="Helvetica" fo:font-size="9pt" fo:letter-spacing="normal" fo:font-style="normal" style:text-underline-style="none" fo:font-weight="normal" style:text-blinking="false"/>
    </style:style>
    <style:style style:name="T20" style:family="text">
      <style:text-properties fo:font-variant="normal" fo:text-transform="none" fo:color="#777777" style:font-name="Helvetica" fo:font-size="11.25pt" fo:letter-spacing="normal" fo:font-style="italic" fo:font-weight="normal"/>
    </style:style>
    <style:style style:name="T21" style:family="text">
      <style:text-properties fo:color="#82b8cb" style:font-name="Arial1" fo:font-size="9pt" fo:letter-spacing="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texte Professionnel :</text:p>
      <text:p text:style-name="P3"/>
      <text:p text:style-name="P3"/>
      <text:p text:style-name="P3"/>
      <text:p text:style-name="P3">Présentation général du client :</text:p>
      <text:p text:style-name="P3"/>
      <text:p text:style-name="P1"><text:span text:style-name="Strong_20_Emphasis"><text:span text:style-name="T5">Blizzard Entertainment®</text:span></text:span><text:span text:style-name="T7"> </text:span><text:span text:style-name="T6">est un des leaders de l'édition et du développement de logiciels de divertissement. Depuis la fondation de la marque Blizzard en 1994, l'entreprise est rapidement devenue l'un des fabricants de jeux vidéo les plus populaires et les plus respectés. En concentrant son énergie sur la création d'expériences ludiques exceptionnelles, Blizzard a su maintenir une réputation de qualité inégalée depuis sa création.</text:span> </text:p>
      <text:p text:style-name="P1"/>
      <text:p text:style-name="P1"><text:span text:style-name="T8">Blizzard a accumulé les records de meilleures ventes de jeux pendant plus de dix ans, dont les récents blockbusters comme </text:span><text:a xlink:type="simple" xlink:href="http://eu.blizzard.com/games/sc2/" text:style-name="Internet_20_link" text:visited-style-name="Visited_20_Internet_20_Link"><text:span text:style-name="Emphasis"><text:span text:style-name="T10">StarCraft® II: Heart of the Swarm®</text:span></text:span></text:a><text:span text:style-name="T8">et </text:span><text:a xlink:type="simple" xlink:href="http://eu.blizzard.com/games/wow/" text:style-name="Internet_20_link" text:visited-style-name="Visited_20_Internet_20_Link"><text:span text:style-name="Emphasis"><text:span text:style-name="T10">World of Warcraft®: Mists of Pandaria™</text:span></text:span></text:a><text:span text:style-name="T8">, pour lesquels l'entreprise a reçu de nombreuses fois le prix de Jeu de l'année. De plus, </text:span><text:a xlink:type="simple" xlink:href="http://eu.battle.net/" office:target-frame-name="_blank" xlink:show="new" text:style-name="Internet_20_link" text:visited-style-name="Visited_20_Internet_20_Link"><text:span text:style-name="Emphasis"><text:span text:style-name="T10">Battle.net®</text:span></text:span></text:a><text:span text:style-name="T8">, le service de jeu en ligne de Blizzard, est le plus important service de ce type dans le monde, avec des millions de joueurs actifs.</text:span></text:p>
      <text:p text:style-name="P5"><text:span text:style-name="T8">Les produits dérivés de grande qualité inspirés des univers de jeux Blizzard ont su également remporter un grand succès auprès des joueurs. Ces produits comprennent des figurines, des romans, des manga, des jeux de plateau, des jeux de rôle sur table, des costumes, et le </text:span><text:span text:style-name="T9">jeu de cartes à  collectionner World of Warcraft</text:span><text:span text:style-name="T8">, l'une des meilleures ventes de sa catégorie. Par ailleurs, Blizzard travaille actuellement en collaboration avec Legendary Pictures, le studio à  qui l'on doit </text:span><text:span text:style-name="Emphasis"><text:span text:style-name="T10">The Dark Knight Rises</text:span></text:span><text:span text:style-name="T8">, </text:span><text:span text:style-name="Emphasis"><text:span text:style-name="T10">Inception</text:span></text:span><text:span text:style-name="T8">, </text:span><text:span text:style-name="Emphasis"><text:span text:style-name="T10">300</text:span></text:span><text:span text:style-name="T8"> et</text:span><text:span text:style-name="Emphasis"><text:span text:style-name="T10">Superman Returns</text:span></text:span><text:span text:style-name="T8">, sur l'adaptation cinématographique de Warcraft.</text:span></text:p>
      <text:p text:style-name="P5"><text:span text:style-name="T8"/></text:p>
      <text:h text:style-name="P12" text:outline-level="3"><text:span text:style-name="T8">L'univers de Warcraft® : La dernière parution de Blizzard dans l'univers de </text:span><text:span text:style-name="Emphasis"><text:span text:style-name="Strong_20_Emphasis"><text:span text:style-name="T11">Warcraft</text:span></text:span></text:span><text:span text:style-name="T8"> est </text:span><text:a xlink:type="simple" xlink:href="http://eu.blizzard.com/games/mists/" text:style-name="Internet_20_link" text:visited-style-name="Visited_20_Internet_20_Link"><text:span text:style-name="Emphasis"><text:span text:style-name="T10">World of Warcraft: Mists of Pandaria</text:span></text:span></text:a><text:span text:style-name="T8">, la quatrième extension du jeu de rôle massivement multijoueur avec abonnés, World of Warcraft, plusieurs fois récompensé et qui a pulvérisé tous les records de vente. Commercialisée le 25 septembre 2012, elle s'est vendue à plus de 2,7 millions d'exemplaires dans la première semaine de sa sortie.</text:span></text:h>
      <text:p text:style-name="P5"><text:span text:style-name="T8"/></text:p>
      <text:p text:style-name="P5"><text:span text:style-name="T8"/></text:p>
      <text:p text:style-name="P5"><text:span text:style-name="T8"/></text:p>
      <text:h text:style-name="P12" text:outline-level="3"><text:soft-page-break/><text:span text:style-name="T8">L'univers de StarCraft® : <text:s/>Le 12 mars 2013 parut </text:span><text:a xlink:type="simple" xlink:href="http://eu.blizzard.com/games/sc2/" text:style-name="Internet_20_link" text:visited-style-name="Visited_20_Internet_20_Link">StarCraft II: Heart of the Swarm</text:a><text:span text:style-name="T8">, la toute première extension du fameux jeu de stratégie en temps réel </text:span><text:span text:style-name="Strong_20_Emphasis"><text:span text:style-name="Emphasis"><text:span text:style-name="T11">StarCraft II: Wings of Liberty</text:span></text:span></text:span><text:span text:style-name="T8">. </text:span><text:span text:style-name="Strong_20_Emphasis"><text:span text:style-name="Emphasis"><text:span text:style-name="T11">Heart of the Swarm</text:span></text:span></text:span><text:span text:style-name="T8"> propose une toute nouvelle campagne solo dont l'intrigue est basée sur la quête de vengeance de la Reine des Lames et sa lutte afin de réunir les forces éparpillées de l'Essaim. Elle contient également de nombreuses améliorations et mises à jour pour le jeu </text:span><text:span text:style-name="Strong_20_Emphasis"><text:span text:style-name="Emphasis"><text:span text:style-name="T11">StarCraft II</text:span></text:span></text:span><text:span text:style-name="T8">, l'un des jeux les plus populaires au monde en termes de compétition multijoueur.</text:span></text:h>
      <text:p text:style-name="P5"><text:span text:style-name="T8"/></text:p>
      <text:p text:style-name="P5"><text:span text:style-name="T8"/></text:p>
      <text:h text:style-name="P12" text:outline-level="3"><text:span text:style-name="T8">L'univers de Diablo® : <text:s text:c="2"/></text:span><text:a xlink:type="simple" xlink:href="http://eu.blizzard.com/games/d3/" text:style-name="Internet_20_link" text:visited-style-name="Visited_20_Internet_20_Link"><text:span text:style-name="Emphasis"><text:span text:style-name="T10">Diablo III</text:span></text:span></text:a><text:span text:style-name="T8"> fut publié le 15 mai 2012 et se vendit à plus de 3,5 millions d'exemplaires dans le monde dans les premières 24h de disponibilité, remportant ainsi le record du jeu PC le plus rapidement vendu de tous les temps jusqu'ici. Avec les 1,2 millions de joueurs qui ont reçu </text:span><text:span text:style-name="Emphasis"><text:span text:style-name="T10">Diablo III</text:span></text:span><text:span text:style-name="T8"> en profitant de l'offre promotionnelle « 1 an de World of Warcraft », c'est un total de plus de 6,3 millions de joueurs dans le monde qui possédaient leur exemplaire du jeu au terme de sa première semaine de mise en vente, faisant de ce lancement le plus important de tous les temps pour un jeu PC.</text:span></text:h>
      <text:p text:style-name="P5"><text:span text:style-name="T8"/></text:p>
      <text:h text:style-name="P11" text:outline-level="3"><text:span text:style-name="T21">À propos de l'entreprise</text:span></text:h>
      <text:p text:style-name="P5"><text:span text:style-name="T8">Avant la sortie de </text:span><text:span text:style-name="Emphasis"><text:span text:style-name="T10">Warcraft: Orcs &amp; Humans</text:span></text:span><text:span text:style-name="T8">, l'entreprise servait de développeur sous-traitant, créant des logiciels de jeux pour de nombreuses plateformes, dont DOS, Macintosh, Sega Genesis et Super Nintendo. Parmi ses titres les plus connus, </text:span><text:a xlink:type="simple" xlink:href="http://eu.blizzard.com/games/legacy/" text:style-name="Internet_20_link" text:visited-style-name="Visited_20_Internet_20_Link"><text:span text:style-name="Emphasis"><text:span text:style-name="T10">Rock ‘n Roll Racing®</text:span></text:span></text:a><text:span text:style-name="T8">, </text:span><text:a xlink:type="simple" xlink:href="http://eu.blizzard.com/games/legacy/" text:style-name="Internet_20_link" text:visited-style-name="Visited_20_Internet_20_Link"><text:span text:style-name="Emphasis"><text:span text:style-name="T10">The Lost Vikings®</text:span></text:span></text:a><text:span text:style-name="T8">, et </text:span><text:a xlink:type="simple" xlink:href="http://eu.blizzard.com/games/legacy/" text:style-name="Internet_20_link" text:visited-style-name="Visited_20_Internet_20_Link"><text:span text:style-name="Emphasis"><text:span text:style-name="T10">Blackthorne®</text:span></text:span></text:a><text:span text:style-name="T8">.</text:span></text:p>
      <text:p text:style-name="P5"><text:span text:style-name="T8">Chaque membre de l'équipe Blizzard est aussi un joueur passionné, ce qui permet à l'entreprise de disposer d'une infinie variété de points de vue et d'intuitions. Blizzard est une division de Vivendi Games, dont le siège est situé à Irvine, en Californie (États-Unis). Blizzard Entertainment a été fondé en 1991 par Allen Adham, Michael Morhaime (président) et Frank Pearce (directeur du développement). À l'époque, l'entreprise s'appelait Silicon &amp; Synapse.</text:span></text:p>
      <text:p text:style-name="P1"/>
      <text:p text:style-name="P6"/>
      <text:p text:style-name="P1"/>
      <text:p text:style-name="P1">http://eu.blizzard.com/fr-fr/company/about/</text:p>
      <text:p text:style-name="P3"/>
      <text:p text:style-name="P3"/>
      <text:p text:style-name="P3"/>
      <text:p text:style-name="P3"/>
      <text:p text:style-name="P3"/>
      <text:p text:style-name="P7"/>
      <text:p text:style-name="P3"/>
      <text:p text:style-name="P3"/>
      <text:p text:style-name="P3"><text:soft-page-break/>Présentation générale du prestataire :</text:p>
      <text:p text:style-name="P8"><text:span text:style-name="Strong_20_Emphasis"><text:span text:style-name="T13">Agence web situé à Paris, la SOFRACS est spécialisée dans la </text:span></text:span><text:span text:style-name="Strong_20_Emphasis"><text:span text:style-name="T16">création de site internet</text:span></text:span><text:span text:style-name="Strong_20_Emphasis"><text:span text:style-name="T13">, la</text:span></text:span><text:span text:style-name="Strong_20_Emphasis"><text:span text:style-name="T14"> </text:span></text:span><text:span text:style-name="Strong_20_Emphasis"><text:span text:style-name="T16">création de site e-commerce</text:span></text:span><text:span text:style-name="Strong_20_Emphasis"><text:span text:style-name="T13"> et la </text:span></text:span><text:span text:style-name="Strong_20_Emphasis"><text:span text:style-name="T16">création d’applications web.</text:span></text:span><text:span text:style-name="Strong_20_Emphasis"><text:span text:style-name="T13"> Notre agence web intervient également dans toutes les étapes de votre communication sur internet, par exemple dans le référencement de votre site, dans la mise en place de d’outils d’emailing ou dans la création d’extranet / intranet.</text:span></text:span></text:p>
      <text:p text:style-name="P8"><text:span text:style-name="Strong_20_Emphasis"><text:span text:style-name="T17">85% des entreprises rencontrés il y a 5 ans sont toujours clientes chez nous aujourd’hui,</text:span></text:span><text:span text:style-name="T12">  et plus de 140 entreprises nous font confiance dans la maintenance et le suivi des sites internet et applications que nous avons déployé pour eux.</text:span></text:p>
      <text:p text:style-name="P8"><text:span text:style-name="T12">De plus nous sommes fiers de notre expertise en e-commerce avec le lancement de notre site dédié à la vente de </text:span><text:a xlink:type="simple" xlink:href="http://yachtpaintshop.fr/" office:target-frame-name="_blank" xlink:show="new" text:style-name="Internet_20_link" text:visited-style-name="Visited_20_Internet_20_Link"><text:span text:style-name="T15">peinture bateau</text:span></text:a><text:span text:style-name="T12"> et </text:span><text:a xlink:type="simple" xlink:href="http://yachtpaintshop.fr/" office:target-frame-name="_blank" xlink:show="new" text:style-name="Internet_20_link" text:visited-style-name="Visited_20_Internet_20_Link"><text:span text:style-name="T15">antifouling</text:span></text:a><text:span text:style-name="T12"> (</text:span><text:a xlink:type="simple" xlink:href="http://yachtpaintshop.fr/antifouling-peinture-bateau-international/13-antifouling-pas-cher-1er-prix-boatguard-eu.html" office:target-frame-name="_blank" xlink:show="new" text:style-name="Internet_20_link" text:visited-style-name="Visited_20_Internet_20_Link"><text:span text:style-name="T15">antifouling pas cher</text:span></text:a><text:span text:style-name="T12">). Dans l’histoire de notre agence il y a aussi </text:span><text:a xlink:type="simple" xlink:href="http://www.easyplay.fr/" text:style-name="Internet_20_link" text:visited-style-name="Visited_20_Internet_20_Link"><text:span text:style-name="T15">EasyPlay</text:span></text:a><text:span text:style-name="T12">, notre CMS maison qui a été déployé sur plus de 250 sites internet.</text:span></text:p>
      <text:p text:style-name="P8"><text:span text:style-name="T12">L’agence web SOFRACS lance </text:span><text:a xlink:type="simple" xlink:href="http://www.openclaude.com/" office:target-frame-name="_blank" xlink:show="new" text:style-name="Internet_20_link" text:visited-style-name="Visited_20_Internet_20_Link"><text:span text:style-name="Strong_20_Emphasis"><text:span text:style-name="T16">openClaude</text:span></text:span></text:a><text:span text:style-name="T12">, une solution de </text:span><text:span text:style-name="Strong_20_Emphasis"><text:span text:style-name="T17">cloud privé open source</text:span></text:span><text:span text:style-name="T12"> pour les entreprises. Avec cette technologie, le </text:span><text:span text:style-name="Strong_20_Emphasis"><text:span text:style-name="T17">stockage en ligne</text:span></text:span><text:span text:style-name="T12">, la</text:span><text:span text:style-name="Strong_20_Emphasis"><text:span text:style-name="T17">sauvegarde en ligne</text:span></text:span><text:span text:style-name="T12"> et le </text:span><text:span text:style-name="Strong_20_Emphasis"><text:span text:style-name="T17">partage de fichier</text:span></text:span><text:span text:style-name="T12"> entre les collaborateurs ne sera plus un secret pour votre entreprise.</text:span></text:p>
      <text:p text:style-name="P8"><text:span text:style-name="T12"/></text:p>
      <text:p text:style-name="P8"><text:span text:style-name="T20">« En 7 ans nous avons réalisés plus de 300 sites internet pour répondre à un spectre de besoins extrêmement large »</text:span><text:span text:style-name="T12"> </text:span></text:p>
      <text:p text:style-name="P8"><text:span text:style-name="Strong_20_Emphasis"><text:span text:style-name="T16"/></text:span></text:p>
      <text:p text:style-name="P8"><text:span text:style-name="Strong_20_Emphasis"><text:span text:style-name="T19">SOFRACS veut dire « Société Française de Création de Site Internet ». A l’époque, notre fondateur </text:span></text:span><text:a xlink:type="simple" xlink:href="http://www.noyon.org/the-ninth-generation/" office:target-frame-name="_blank" xlink:show="new" text:style-name="Internet_20_link" text:visited-style-name="Visited_20_Internet_20_Link"><text:span text:style-name="Strong_20_Emphasis"><text:span text:style-name="T16">Tarquinius Noyon</text:span></text:span></text:a><text:span text:style-name="Strong_20_Emphasis"><text:span text:style-name="T18"> </text:span></text:span><text:span text:style-name="Strong_20_Emphasis"><text:span text:style-name="T19">dixit « je ne veux pas que la société porte le nom d’une start-up de boutonneux qui va se casser la gueule dans 6 mois »! Merci Tarquinius de nous avoir laissé ce beau nom si lyrique!</text:span></text:span><text:span text:style-name="Strong_20_Emphasis"><text:span text:style-name="T16"> </text:span></text:span></text:p>
      <text:p text:style-name="P8"><text:span text:style-name="Strong_20_Emphasis"><text:span text:style-name="T16"/></text:span></text:p>
      <text:p text:style-name="P9"/>
      <text:p text:style-name="P3"/>
      <text:p text:style-name="P3"/>
      <text:p text:style-name="P3"/>
      <text:p text:style-name="P3">Objectif du site :</text:p>
      <text:p text:style-name="P3"><text:tab/>Le site devra offrir à ses utilisateurs de nouveaux outils de gestion adapté à une organisation semblable à cel d'une guilde. Ainsi il a été décidé qu'il regrouperait certaines fonctionnalités des sites de recrutement tout en restant, dans l'idée, un réseau sociale.</text:p>
      <text:p text:style-name="P3"/>
      <text:p text:style-name="P3">Public visé :</text:p>
      <text:p text:style-name="P3"><text:tab/>Blizzard souhaite que ces joueurs puisse se retrouver sur le site mais ne souhaite pas s’arrêter uniquement à sa clientèle et voudraient que le site soit aussi bien utilisable par les utilisateurs des produits Blizzard que par d'autres joueurs. Le bute étant <text:soft-page-break/>donc de regrouper une communauté aussi grande que possible et de la faire constamment augmenter via la qualité des services.</text:p>
      <text:p text:style-name="P3"/>
      <text:p text:style-name="P3">Langages de programmation utilisé :</text:p>
      <text:p text:style-name="P3"><text:tab/>Le langage de développement le plus utilisé pour la création de site internet est le PHP. Pour la création du site notre choix c'est <text:s/>porté sur Symphony2.</text:p>
      <text:p text:style-name="P3"/>
      <text:p text:style-name="P3"><text:span text:style-name="T2">Symfony</text:span><text:span text:style-name="T3"> </text:span><text:span text:style-name="T1">est un </text:span><text:a xlink:type="simple" xlink:href="http://fr.wikipedia.org/wiki/Framework" text:style-name="Internet_20_link" text:visited-style-name="Visited_20_Internet_20_Link"><text:span text:style-name="T4">framework</text:span></text:a><text:span text:style-name="T3"> </text:span><text:a xlink:type="simple" xlink:href="http://fr.wikipedia.org/wiki/Modèle-Vue-Contrôleur" text:style-name="Internet_20_link" text:visited-style-name="Visited_20_Internet_20_Link"><text:span text:style-name="T4">MVC</text:span></text:a><text:span text:style-name="T3"> </text:span><text:a xlink:type="simple" xlink:href="http://fr.wikipedia.org/wiki/Logiciel_libre" text:style-name="Internet_20_link" text:visited-style-name="Visited_20_Internet_20_Link"><text:span text:style-name="T4">libre</text:span></text:a><text:span text:style-name="T3"> </text:span><text:span text:style-name="T1">écrit en </text:span><text:a xlink:type="simple" xlink:href="http://fr.wikipedia.org/wiki/PHP" text:style-name="Internet_20_link" text:visited-style-name="Visited_20_Internet_20_Link"><text:span text:style-name="T4">PHP</text:span></text:a><text:span text:style-name="T3"> </text:span><text:span text:style-name="T1">5. En tant que framework, il facilite et accélère le développement de sites et d'applications Internet et Intranet.</text:span> </text:p>
      <text:p text:style-name="P3"><text:span text:style-name="T1">Le site du framework symfony a été lancé en octobre 2005. À l'origine du projet, on trouve une agence web française, Sensio, qui a développé ce qui s'appelait à l'époque Sensio Framework</text:span><text:bookmark text:name="cite_ref-1"/><text:a xlink:type="simple" xlink:href="http://fr.wikipedia.org/wiki/Symfony#cite_note-1" text:style-name="Internet_20_link" text:visited-style-name="Visited_20_Internet_20_Link"><text:span text:style-name="T4">1</text:span></text:a><text:span text:style-name="T1"> pour ses propres besoins et a ensuite souhaité en partager le code avec la communauté des développeurs PHP.</text:span></text:p>
      <text:p text:style-name="P10"><text:span text:style-name="T1">Le projet est alors devenu symfony (car le créateur voulait garder les initiales SF comme "Sensio Framework"), puis Symfony à partir de la version 2.0</text:span><text:bookmark text:name="cite_ref-2"/><text:a xlink:type="simple" xlink:href="http://fr.wikipedia.org/wiki/Symfony#cite_note-2" text:style-name="Internet_20_link" text:visited-style-name="Visited_20_Internet_20_Link"><text:span text:style-name="T4">2</text:span></text:a><text:span text:style-name="T1">.</text:span></text:p>
      <text:p text:style-name="P10"><text:span text:style-name="T1">La version 2 de Symfony casse la compatibilité avec la branche 1.x. Ses fonctionnalités font choisir ce Framework comme base de la version 8 du populaire </text:span><text:a xlink:type="simple" xlink:href="http://fr.wikipedia.org/wiki/Système_de_gestion_de_contenu" text:style-name="Internet_20_link" text:visited-style-name="Visited_20_Internet_20_Link"><text:span text:style-name="T4">système de gestion de contenu</text:span></text:a><text:span text:style-name="T1"> </text:span><text:a xlink:type="simple" xlink:href="http://fr.wikipedia.org/wiki/Drupal" text:style-name="Internet_20_link" text:visited-style-name="Visited_20_Internet_20_Link">Drupal</text:a><text:bookmark text:name="cite_ref-3"/><text:a xlink:type="simple" xlink:href="http://fr.wikipedia.org/wiki/Symfony#cite_note-3" text:style-name="Internet_20_link" text:visited-style-name="Visited_20_Internet_20_Link">3</text:a><text:span text:style-name="T1">.</text:span></text:p>
      <text:p text:style-name="P10"><text:span text:style-name="T1"/></text:p>
      <text:p text:style-name="P10"><text:span text:style-name="T1">La gestion de la base de donnée au niveau du modèle sera laissé à Doctrine. </text:span><text:span text:style-name="T2">Doctrine</text:span><text:span text:style-name="T1"> est un </text:span><text:a xlink:type="simple" xlink:href="http://fr.wikipedia.org/wiki/Mapping_objet-relationnel" text:style-name="Internet_20_link" text:visited-style-name="Visited_20_Internet_20_Link"><text:span text:style-name="T4">ORM</text:span></text:a><text:span text:style-name="T1"> (couche d'abstraction à la </text:span><text:a xlink:type="simple" xlink:href="http://fr.wikipedia.org/wiki/Base_de_données" text:style-name="Internet_20_link" text:visited-style-name="Visited_20_Internet_20_Link"><text:span text:style-name="T4">base de données</text:span></text:a><text:span text:style-name="T1">) pour </text:span><text:a xlink:type="simple" xlink:href="http://fr.wikipedia.org/wiki/PHP:_Hypertext_Preprocessor" text:style-name="Internet_20_link" text:visited-style-name="Visited_20_Internet_20_Link"><text:span text:style-name="T4">PHP</text:span></text:a><text:span text:style-name="T1">. Il s'agit d'un logiciel libre sous licence </text:span><text:a xlink:type="simple" xlink:href="http://fr.wikipedia.org/wiki/GNU_LGPL" text:style-name="Internet_20_link" text:visited-style-name="Visited_20_Internet_20_Link"><text:span text:style-name="T4">GNU LGPL</text:span></text:a><text:span text:style-name="T1">.<text:line-break/>Il s'agit de l'</text:span><text:a xlink:type="simple" xlink:href="http://fr.wikipedia.org/wiki/Mapping_objet-relationnel" text:style-name="Internet_20_link" text:visited-style-name="Visited_20_Internet_20_Link"><text:span text:style-name="T4">ORM</text:span></text:a><text:span text:style-name="T1"> par défaut du framework </text:span><text:a xlink:type="simple" xlink:href="http://fr.wikipedia.org/wiki/Symfony" text:style-name="Internet_20_link" text:visited-style-name="Visited_20_Internet_20_Link"><text:span text:style-name="T4">Symfony</text:span></text:a><text:span text:style-name="T1"> (depuis la version 1.3 de ce framework).</text:span></text:p>
      <text:p text:style-name="P3"/>
      <text:p text:style-name="P3"/>
      <text:p text:style-name="P3">Contrainte :</text:p>
      <text:p text:style-name="P3"/>
      <text:p text:style-name="P3"/>
      <text:p text:style-name="P3"/>
      <text:p text:style-name="P3"/>
      <text:p text:style-name="P3"/>
      <text:p text:style-name="P3"/>
      <text:p text:style-name="P3"><text:soft-page-break/></text:p>
      <text:p text:style-name="P3">Fonctionnalités :</text:p>
      <text:p text:style-name="P3"><text:tab/>Cotés membres :</text:p>
      <text:p text:style-name="P3"><text:tab/><text:tab/>Chaque membres devra pouvoir s'identifier via un nom d'utilisateurs unique et s’authentifier via un mot de passe. Une foi le compte créer et que l'utilisateur est authentifier, <text:s/>il pourra compléter son profile, postuler à une guilde ou en créer une.</text:p>
      <text:p text:style-name="P3"><text:tab/>Les utilisateurs peuvent créer autant de guildes et postuler chez autant de guildes qu'ils le souhaitent. </text:p>
      <text:p text:style-name="P3"/>
      <text:p text:style-name="P7"><text:tab/>Cotés Maitre de Guilde :</text:p>
      <text:p text:style-name="P7"><text:tab/><text:tab/>Une fois la guilde créé, le joueur peu administrer sa guild et avoir accès à l’ensemble du système de gestion de la guilde. Ce système incluant:</text:p>
      <text:p text:style-name="P7">-La gestion des candidatures : Les membres pourront postuler pour intégrer la guilde en envoyant un formulaire composé d'un texte récapitulant de ses motivations et d'un titre. Une fois la candidature envoyé le maître de guilde pourra accepter ou non la candidature et intégrer le membre à la guilde. </text:p>
      <text:p text:style-name="P3">-La gestion du planning et des événements : Le panneau de navigation de la guilde contient un bouton amenant à la gestion du planning et des événements. Tout membre de la guilde peu créer un événement qui s'ajoute automatiquement de calendrier de la guilde. Pour créer un événement l'utilisateur doit remplir un formulaire indiquant la date et l'heur du rendez vous, le lieu, le jeux, la raison de l’événement et la description. Une fois l’événement créer les utilisateurs pourront immédiatement indiquer qu'ils participeront à l’événement en remplissant un autre formulaire indiquant le rôle que souhaite emprunter le joueur selon le principe de la trinité ( Heal , Tank , DPS ).</text:p>
      <text:p text:style-name="P3"/>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ambria" svg:font-family="Cambria, serif"/>
    <style:font-face style:name="Century Gothic" svg:font-family="'Century Gothic', 'Lucida Sans Unicode', 'Lucida Grande', 'Lucida Sans', Verdana, Arial, Helvetica, sans-serif"/>
    <style:font-face style:name="Century Gothic1" svg:font-family="'Century Gothic', 'Lucida Sans Unicode', 'Lucida Grande', 'Lucida Sans', Verdana, Arial, sans-serif"/>
    <style:font-face style:name="Helvetica" svg:font-family="Helvetica, Arial, sans-serif"/>
    <style:font-face style:name="Mangal1" svg:font-family="Mangal"/>
    <style:font-face style:name="Roboto Slab" svg:font-family="'Roboto Slab', serif"/>
    <style:font-face style:name="inherit" svg:font-family="inherit"/>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akaria Aboukhriss</meta:initial-creator>
    <meta:creation-date>2015-03-02T11:25:52.55</meta:creation-date>
    <dc:date>2015-03-03T16:13:47.91</dc:date>
    <dc:creator>Zakaria Aboukhriss</dc:creator>
    <meta:editing-duration>PT6H42M2S</meta:editing-duration>
    <meta:editing-cycles>29</meta:editing-cycles>
    <meta:generator>OpenOffice/4.1.1$Win32 OpenOffice.org_project/411m6$Build-9775</meta:generator>
    <meta:document-statistic meta:table-count="0" meta:image-count="0" meta:object-count="0" meta:page-count="6" meta:paragraph-count="39" meta:word-count="1489" meta:character-count="9080"/>
  </office:meta>
</office:document-meta>
</file>